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E29E6CD40B0933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ato Black" svg:font-family="'Lato Black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886cm"/>
    </style:style>
    <style:style style:name="pr2" style:family="presentation" style:parent-style-name="Default-subtitle">
      <style:graphic-properties draw:fill-color="#ffffff" fo:min-height="2.6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Lato Black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style:font-name="Lato Black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Lato Black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text-properties style:font-name="Lato Black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T1" style:family="text">
      <style:text-properties style:font-name="Lato Black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ato Black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3.6cm" svg:height="3.886cm" svg:x="9.4cm" svg:y="6.5cm" presentation:class="subtitle" presentation:user-transformed="true">
          <draw:text-box>
            <text:p text:style-name="P1"><text:span text:style-name="T1">Kool Kotlin</text:span></text:p>
          </draw:text-box>
        </draw:frame>
        <draw:frame draw:style-name="gr1" draw:text-style-name="P3" draw:layer="layout" svg:width="6.614cm" svg:height="6.614cm" svg:x="3.386cm" svg:y="5.586cm">
          <draw:image xlink:href="Pictures/10000201000000FA000000FAE29E6CD40B0933B8.png" xlink:type="simple" xlink:show="embed" xlink:actuate="onLoad">
            <text:p/>
          </draw:image>
        </draw:frame>
        <draw:frame presentation:style-name="pr2" draw:text-style-name="P5" draw:layer="layout" svg:width="11.4cm" svg:height="2.686cm" svg:x="10.576cm" svg:y="9.097cm">
          <draw:text-box>
            <text:p text:style-name="P4"><text:span text:style-name="T2">My favorite features</text:span></text:p>
          </draw:text-box>
        </draw:frame>
        <draw:frame draw:style-name="gr2" draw:text-style-name="P6" draw:layer="layout" svg:width="10.971cm" svg:height="0.963cm" svg:x="15.229cm" svg:y="18.6cm">
          <draw:text-box>
            <text:p>git@github.com:maxmil/kool-kotlin.gi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ato Black" svg:font-family="'Lato Black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8:27:10.243767956</meta:creation-date>
    <dc:date>2017-04-10T22:13:36.669833785</dc:date>
    <meta:editing-duration>PT1M20S</meta:editing-duration>
    <meta:editing-cycles>1</meta:editing-cycles>
    <meta:document-statistic meta:object-count="27"/>
    <meta:generator>LibreOffice/5.2.6.2$Linux_X86_64 LibreOffice_project/20m0$Build-2</meta:generator>
  </office:meta>
</office:document-meta>
</file>